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3125in" style:rel-column-width="14335*"/>
    </style:style>
    <style:style style:name="Table1.B" style:family="table-column">
      <style:table-column-properties style:column-width="4.6875in" style:rel-column-width="512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10212f2" officeooo:paragraph-rsid="010212f2"/>
    </style:style>
    <style:style style:name="P7" style:family="paragraph" style:parent-style-name="_5f_Normal">
      <style:text-properties officeooo:rsid="0102b34d" officeooo:paragraph-rsid="0102b34d"/>
    </style:style>
    <style:style style:name="P8" style:family="paragraph" style:parent-style-name="Title">
      <style:paragraph-properties fo:text-align="center" style:justify-single-word="false"/>
      <style:text-properties officeooo:paragraph-rsid="003f920e"/>
    </style:style>
    <style:style style:name="P9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0" style:family="paragraph" style:parent-style-name="No_20_Spacing">
      <style:text-properties officeooo:rsid="010212f2" officeooo:paragraph-rsid="010212f2"/>
    </style:style>
    <style:style style:name="P11" style:family="paragraph" style:parent-style-name="No_20_Spacing">
      <style:text-properties style:font-name="Courier 10 Pitch" officeooo:rsid="00d92c91" officeooo:paragraph-rsid="010212f2"/>
    </style:style>
    <style:style style:name="P12" style:family="paragraph" style:parent-style-name="No_20_Spacing">
      <style:text-properties style:font-name="Courier 10 Pitch" officeooo:paragraph-rsid="010212f2"/>
    </style:style>
    <style:style style:name="P13" style:family="paragraph" style:parent-style-name="No_20_Spacing">
      <style:text-properties fo:color="#000000" style:font-name="Times New Roman" fo:font-size="11pt" officeooo:rsid="010212f2" officeooo:paragraph-rsid="010212f2" style:font-size-asian="11pt" style:font-name-complex="Times New Roman1"/>
    </style:style>
    <style:style style:name="P14" style:family="paragraph" style:parent-style-name="Subtitle">
      <style:text-properties officeooo:rsid="010212f2" officeooo:paragraph-rsid="010212f2"/>
    </style:style>
    <style:style style:name="P15" style:family="paragraph" style:parent-style-name="Table_20_Contents">
      <style:text-properties style:font-name="Times New Roman" fo:font-size="11pt" officeooo:rsid="010212f2" officeooo:paragraph-rsid="010212f2" style:font-size-asian="11pt" style:font-name-complex="Times New Roman1"/>
    </style:style>
    <style:style style:name="P16" style:family="paragraph" style:parent-style-name="Table_20_Contents">
      <style:text-properties style:font-name="Times New Roman" fo:font-size="11pt" fo:font-weight="bold" officeooo:rsid="010212f2" officeooo:paragraph-rsid="010212f2" style:font-size-asian="11pt" style:font-weight-asian="bold" style:font-name-complex="Times New Roman1" style:font-weight-complex="bold"/>
    </style:style>
    <style:style style:name="P1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8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19" style:family="paragraph" style:parent-style-name="Contents_20_Heading" style:master-page-name="Sivu_20_3">
      <style:paragraph-properties style:page-number="auto" fo:break-before="page"/>
    </style:style>
    <style:style style:name="P20" style:family="paragraph" style:parent-style-name="Numbered_20_Heading_20_1">
      <style:text-properties officeooo:rsid="010212f2" officeooo:paragraph-rsid="010212f2"/>
    </style:style>
    <style:style style:name="P21" style:family="paragraph" style:parent-style-name="Numbered_20_Heading_20_1">
      <style:paragraph-properties fo:break-before="page"/>
      <style:text-properties officeooo:rsid="010212f2" officeooo:paragraph-rsid="010212f2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d92c91"/>
    </style:style>
    <style:style style:name="T5" style:family="text">
      <style:text-properties officeooo:rsid="00d92c91"/>
    </style:style>
    <style:style style:name="T6" style:family="text">
      <style:text-properties officeooo:rsid="00ead535"/>
    </style:style>
    <style:style style:name="T7" style:family="text">
      <style:text-properties officeooo:rsid="00d7bd62"/>
    </style:style>
    <style:style style:name="T8" style:family="text">
      <style:text-properties officeooo:rsid="0102b34d"/>
    </style:style>
    <style:style style:name="T9" style:family="text">
      <style:text-properties officeooo:rsid="0103d6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9">Shakkipeli</text:p>
        <text:p text:style-name="P14">Käyttöohje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9">6.9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isällysluettelo</text:p>
          </text:index-title>
          <text:p text:style-name="P17"><text:a xlink:type="simple" xlink:href="#__RefHeading___Toc439_236996845" text:style-name="Index_20_Link" text:visited-style-name="Index_20_Link">1 - Yleistä<text:tab/>3</text:a></text:p>
          <text:p text:style-name="P17"><text:a xlink:type="simple" xlink:href="#__RefHeading___Toc1511_1243757771" text:style-name="Index_20_Link" text:visited-style-name="Index_20_Link">2 - Pelin aloittaminen<text:tab/>3</text:a></text:p>
          <text:p text:style-name="P17"><text:a xlink:type="simple" xlink:href="#__RefHeading___Toc1513_1243757771" text:style-name="Index_20_Link" text:visited-style-name="Index_20_Link">3 - Pelin kulku<text:tab/>4</text:a></text:p>
        </text:index-body>
      </text:table-of-content>
      <text:p text:style-name="Standard"/>
      <text:h text:style-name="P21" text:outline-level="1"><text:bookmark-start text:name="__RefHeading___Toc439_236996845"/>Yleistä<text:bookmark-end text:name="__RefHeading___Toc439_236996845"/></text:h>
      <text:p text:style-name="P6">Sovelluksessa on tekstipohjainen käyttöliittymä. Shakkia pelataan sovelluksella seuraavasti:</text:p>
      <text:p text:style-name="P6">Sovellus kysyy ensin haluamaasi pelipuun syvyyttä, eli kuinka monta siirtoa eteenpäin tietokone miettii siirtoja. Asetuksella 5 peli etenee suhteellisen nopeasti, ja tietkoneen siirrot kestävät sekunnin tai pari. Asetuksella 6 siirrot kestävät kymmenisen sekuntia, ja asetuksesta 7 eteenpäin siirtot kestävät jo minuutteja.</text:p>
      <text:p text:style-name="P7">Sovelluksen käyttäjä pelaa valkoisilla nappuloilla ja tietokone pelaa mustilla nappuloilla.</text:p>
      <text:h text:style-name="P20" text:outline-level="1"><text:bookmark-start text:name="__RefHeading___Toc1511_1243757771"/>Pelin aloittaminen<text:bookmark-end text:name="__RefHeading___Toc1511_1243757771"/></text:h>
      <text:p text:style-name="P6">Tämän jälkeen on aika aloittaa peli. Sovellus piirtää pelilaudan seuraavasti:</text:p>
      <text:p text:style-name="P12"><text:s text:c="2"/>---------------------------------</text:p>
      <text:p text:style-name="P12"><text:span text:style-name="T5">8 </text:span>| <text:span text:style-name="T6">r</text:span> <text:span text:style-name="T7">| n | b | q | k | b | n | r | MUSTA</text:span></text:p>
      <text:p text:style-name="P12"><text:s text:c="2"/>|-------------------------------<text:span text:style-name="T7">|</text:span></text:p>
      <text:p text:style-name="P12"><text:span text:style-name="T5">7 </text:span>| <text:span text:style-name="T5">p | p | p | p | p | p | p | p |</text:span></text:p>
      <text:p text:style-name="P12"><text:s text:c="2"/>|-------------------------------<text:span text:style-name="T7">|</text:span></text:p>
      <text:p text:style-name="P12"><text:span text:style-name="T5">6</text:span> | <text:s text:c="2"/><text:span text:style-name="T7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7">|</text:span></text:p>
      <text:p text:style-name="P12"><text:span text:style-name="T5">5 </text:span>| <text:s text:c="2"/><text:span text:style-name="T7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7">|</text:span></text:p>
      <text:p text:style-name="P12"><text:span text:style-name="T5">4 </text:span>| <text:s text:c="2"/><text:span text:style-name="T7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7">|</text:span></text:p>
      <text:p text:style-name="P12"><text:span text:style-name="T5">3 </text:span>| <text:s text:c="2"/><text:span text:style-name="T7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7">|</text:span></text:p>
      <text:p text:style-name="P11">2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 <text:span text:style-name="T6">P</text:span> |</text:p>
      <text:p text:style-name="P12"><text:s text:c="2"/>|-------------------------------<text:span text:style-name="T7">|</text:span></text:p>
      <text:p text:style-name="P12"><text:span text:style-name="T5">1 </text:span>| <text:span text:style-name="T7">R | N | B | Q | K | B | N | R | VALKOINEN</text:span></text:p>
      <text:p text:style-name="P12"><text:s text:c="2"/>---------------------------------</text:p>
      <text:p text:style-name="P10"><text:span text:style-name="T3"><text:s text:c="4"/></text:span><text:span text:style-name="T4">A <text:s text:c="2"/>B <text:s text:c="2"/>C <text:s text:c="2"/>D <text:s text:c="2"/>E <text:s text:c="2"/>F <text:s text:c="2"/>G <text:s text:c="2"/>H</text:span></text:p>
      <text:p text:style-name="P11"/>
      <text:p text:style-name="P13">Kirjaimet symboloivat pelinappuloita seuraavasti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Kirjain</text:p>
          </table:table-cell>
          <table:table-cell table:style-name="Table1.B1" office:value-type="string">
            <text:p text:style-name="P16">Nappula</text:p>
          </table:table-cell>
        </table:table-row>
        <table:table-row>
          <table:table-cell table:style-name="Table1.A2" office:value-type="string">
            <text:p text:style-name="P15">P/p</text:p>
          </table:table-cell>
          <table:table-cell table:style-name="Table1.B2" office:value-type="string">
            <text:p text:style-name="P15">Sotilas</text:p>
          </table:table-cell>
        </table:table-row>
        <table:table-row>
          <table:table-cell table:style-name="Table1.A2" office:value-type="string">
            <text:p text:style-name="P15">R/r</text:p>
          </table:table-cell>
          <table:table-cell table:style-name="Table1.B2" office:value-type="string">
            <text:p text:style-name="P15">Torni</text:p>
          </table:table-cell>
        </table:table-row>
        <table:table-row>
          <table:table-cell table:style-name="Table1.A2" office:value-type="string">
            <text:p text:style-name="P15">N/n</text:p>
          </table:table-cell>
          <table:table-cell table:style-name="Table1.B2" office:value-type="string">
            <text:p text:style-name="P15">Hevonen</text:p>
          </table:table-cell>
        </table:table-row>
        <table:table-row>
          <table:table-cell table:style-name="Table1.A2" office:value-type="string">
            <text:p text:style-name="P15">B/b</text:p>
          </table:table-cell>
          <table:table-cell table:style-name="Table1.B2" office:value-type="string">
            <text:p text:style-name="P15">Lähetti</text:p>
          </table:table-cell>
        </table:table-row>
        <table:table-row>
          <table:table-cell table:style-name="Table1.A2" office:value-type="string">
            <text:p text:style-name="P15">Q/q</text:p>
          </table:table-cell>
          <table:table-cell table:style-name="Table1.B2" office:value-type="string">
            <text:p text:style-name="P15">Kuningatar</text:p>
          </table:table-cell>
        </table:table-row>
        <table:table-row>
          <table:table-cell table:style-name="Table1.A2" office:value-type="string">
            <text:p text:style-name="P15">K/k</text:p>
          </table:table-cell>
          <table:table-cell table:style-name="Table1.B2" office:value-type="string">
            <text:p text:style-name="P15">Kuningas</text:p>
          </table:table-cell>
        </table:table-row>
      </table:table>
      <text:p text:style-name="P13"><text:soft-page-break/></text:p>
      <text:p text:style-name="P13">Iso kirjain tarkoitaa valkoista nappulaa ja pieni kirjain tarkoittaa mustaa nappulaa.</text:p>
      <text:p text:style-name="P13"/>
      <text:p text:style-name="P13">Siirrot syötetään koordinaattein, esimerkiksi ”e2e4”. Tällä siirrolla siirrät ruudussa E3 olevan nappulan ruutuun E4. Peli estää shakin sääntöjen vastaiset siirrot. Mikäli näin tapahtuu, peli pyytää sinua syöttämään siirtokomennon uudelleen <text:span text:style-name="T8">antamalla virheilmoituksen: ”Annoit virheellisen komennon. Yritä uudelleen”</text:span>. Esimerkiksi yllä olevalla laudalla saisit virheilmoituksen vaikkapa tällaisista siirtokomennista: ”e3e4” tai ”moikka”.</text:p>
      <text:p text:style-name="P13"/>
      <text:p text:style-name="P13">Voit käyttää siirtokomennoissa isoja tai pieniä kirjaimia.</text:p>
      <text:p text:style-name="P13"/>
      <text:h text:style-name="P20" text:outline-level="1"><text:bookmark-start text:name="__RefHeading___Toc1513_1243757771"/>Pelin kulku<text:bookmark-end text:name="__RefHeading___Toc1513_1243757771"/></text:h>
      <text:p text:style-name="P6">Pelin edetessä shakkitilanteessa tilanne on pakko purkaa, kuten shakin säännötkin sanovat. Mikäli siis yrität tehdä <text:span text:style-name="T8">siirron, joka ei pura shakkitilannetta, sovellus antaa virheilmoituksen. Mikäli syntynyt pelitilanne on shakkimatti, sovellus ilmoittaa, kumpi voitti, ja lopettaa toiminn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next-style-name="_5f_Normal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next-style-name="_5f_Normal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21:29:47.940360278</dc:date>
    <meta:generator>LibreOffice/4.4.2.2$Linux_X86_64 LibreOffice_project/40m0$Build-2</meta:generator>
    <meta:editing-duration>PT14H34M26S</meta:editing-duration>
    <meta:editing-cycles>198</meta:editing-cycles>
    <meta:document-statistic meta:table-count="1" meta:image-count="0" meta:object-count="0" meta:page-count="4" meta:paragraph-count="54" meta:word-count="366" meta:character-count="2518" meta:non-whitespace-character-count="2115"/>
  </office:meta>
</office:document-meta>
</file>